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ba1b" officeooo:paragraph-rsid="0017ba1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ba1b" officeooo:paragraph-rsid="0017ba1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style:text-underline-style="solid" style:text-underline-width="auto" style:text-underline-color="font-color" fo:font-weight="bold" officeooo:rsid="0017ba1b" officeooo:paragraph-rsid="0017ba1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style:text-underline-style="solid" style:text-underline-width="auto" style:text-underline-color="font-color" fo:font-weight="bold" officeooo:rsid="0017ba1b" officeooo:paragraph-rsid="0017ba1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2pt" style:text-underline-style="solid" style:text-underline-width="auto" style:text-underline-color="font-color" fo:font-weight="bold" officeooo:rsid="00193f3d" officeooo:paragraph-rsid="00193f3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7ba1b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3f3d" officeooo:paragraph-rsid="00193f3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solid" style:text-underline-width="auto" style:text-underline-color="font-color" fo:font-weight="bold" officeooo:rsid="0019c11e" officeooo:paragraph-rsid="0019c11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12pt" style:text-underline-style="solid" style:text-underline-width="auto" style:text-underline-color="font-color" fo:font-weight="bold" officeooo:rsid="0017ba1b" style:font-size-asian="10.5pt" style:font-weight-asian="bold" style:font-size-complex="12pt" style:font-weight-complex="bold"/>
    </style:style>
    <style:style style:name="T1" style:family="text">
      <style:text-properties fo:color="#005032" style:font-name="Monospace"/>
    </style:style>
    <style:style style:name="T2" style:family="text">
      <style:text-properties fo:color="#005032" style:font-name="Monospace" fo:font-size="10pt" style:font-size-asian="10pt"/>
    </style:style>
    <style:style style:name="T3" style:family="text">
      <style:text-properties fo:color="#005032" style:font-name="Monospace" fo:font-size="10pt" officeooo:rsid="0019c11e" style:font-size-asian="10pt"/>
    </style:style>
    <style:style style:name="T4" style:family="text">
      <style:text-properties fo:color="#005032" style:font-name="Monospace" fo:font-size="10pt" style:text-underline-style="none" style:font-size-asian="10pt"/>
    </style:style>
    <style:style style:name="T5" style:family="text">
      <style:text-properties fo:color="#005032" style:font-name="Monospace" officeooo:rsid="0019c11e"/>
    </style:style>
    <style:style style:name="T6" style:family="text">
      <style:text-properties fo:color="#000000" style:font-name="Monospace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17ba1b" style:font-size-asian="10pt"/>
    </style:style>
    <style:style style:name="T9" style:family="text">
      <style:text-properties fo:color="#000000" style:font-name="Monospace" fo:font-size="10pt" officeooo:rsid="00193f3d" style:font-size-asian="10pt"/>
    </style:style>
    <style:style style:name="T10" style:family="text">
      <style:text-properties fo:color="#000000" style:font-name="Monospace" fo:font-size="10pt" officeooo:rsid="0019c11e" style:font-size-asian="10pt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fo:font-weight="bold" officeooo:rsid="0017ba1b" style:font-size-asian="10pt" style:font-weight-asian="bold"/>
    </style:style>
    <style:style style:name="T13" style:family="text">
      <style:text-properties fo:color="#000000" style:font-name="Monospace" fo:font-size="10pt" style:text-underline-style="none" fo:font-weight="normal" style:font-size-asian="10pt" style:font-weight-asian="normal" style:font-weight-complex="normal"/>
    </style:style>
    <style:style style:name="T14" style:family="text">
      <style:text-properties fo:color="#000000" style:font-name="Monospace" fo:font-size="10pt" style:text-underline-style="none" style:font-size-asian="10pt"/>
    </style:style>
    <style:style style:name="T15" style:family="text">
      <style:text-properties fo:color="#000000" style:font-name="Monospace" style:text-underline-style="none" fo:font-weight="normal" style:font-weight-asian="normal" style:font-weight-complex="normal"/>
    </style:style>
    <style:style style:name="T16" style:family="text">
      <style:text-properties fo:color="#0000c0" style:font-name="Monospace" fo:font-size="10pt" style:font-size-asian="10pt"/>
    </style:style>
    <style:style style:name="T17" style:family="text">
      <style:text-properties fo:color="#7f0055" style:font-name="Monospace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officeooo:rsid="0019c11e" style:font-size-asian="10pt" style:font-weight-asian="bold"/>
    </style:style>
    <style:style style:name="T20" style:family="text">
      <style:text-properties fo:color="#7f0055" style:font-name="Monospace" fo:font-size="10pt" style:font-size-asian="10pt"/>
    </style:style>
    <style:style style:name="T21" style:family="text">
      <style:text-properties fo:color="#7f0055" style:font-name="Monospace" fo:font-size="10pt" style:text-underline-style="none" style:font-size-asian="10pt"/>
    </style:style>
    <style:style style:name="T22" style:family="text">
      <style:text-properties fo:color="#7f0055" style:font-name="Monospace" fo:font-weight="bold" style:font-weight-asian="bold"/>
    </style:style>
    <style:style style:name="T23" style:family="text">
      <style:text-properties fo:color="#644632" style:font-name="Monospace" fo:font-size="10pt" fo:font-weight="bold" style:font-size-asian="10pt" style:font-weight-asian="bold"/>
    </style:style>
    <style:style style:name="T24" style:family="text">
      <style:text-properties fo:color="#644632" style:font-name="Monospace" fo:font-size="10pt" style:text-underline-style="none" style:font-size-asian="1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9c11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дреждане на функции в програма</text:p>
      <text:p text:style-name="P2"/>
      <text:p text:style-name="P2">Програма, която въвежда програма на C++, разпознава всички дефиниции на функции (процедури) и обръщенията към тях и прави опит за установяване на топологична наредба на функциите.След като установи наредбата, програмата да прави пренареждане на функциите въз основа на топологичното сортиране.</text:p>
      <text:p text:style-name="P2">В случай, че наредба не е възможна да се установи поради наличие на циклични зависимости, програмата да предлага вмъкването на минимален брой декларации така, че програмата да се компилира успешно.</text:p>
      <text:p text:style-name="P2">За опростяване считаме, че:</text:p>
      <text:p text:style-name="P2"><text:tab/>● програмата се състои само от един .cpp файл;</text:p>
      <text:p text:style-name="P2"><text:tab/>● в програмата няма класове;</text:p>
      <text:p text:style-name="P2"><text:tab/>● в програмата няма глобални променливи и константи</text:p>
      <text:p text:style-name="P2"/>
      <text:p text:style-name="P2"/>
      <text:p text:style-name="P3">class Function – <text:span text:style-name="T27">описва дадена функция</text:span> :</text:p>
      <text:p text:style-name="P2"><text:span text:style-name="T18">private</text:span><text:span text:style-name="T7">:</text:span></text:p>
      <text:p text:style-name="P2"><text:span text:style-name="T2">string</text:span><text:span text:style-name="T7"> </text:span><text:span text:style-name="T16">name</text:span><text:span text:style-name="T7"> – име на функцията</text:span></text:p>
      <text:p text:style-name="P6"><text:span text:style-name="T2">string</text:span><text:span text:style-name="T7"> </text:span><text:span text:style-name="T16">declaration</text:span><text:span text:style-name="T7"> – </text:span><text:span text:style-name="T8">декларация на функцията</text:span></text:p>
      <text:p text:style-name="P6"><text:span text:style-name="T2">string</text:span><text:span text:style-name="T7"> </text:span><text:span text:style-name="T16">contents</text:span><text:span text:style-name="T7"> –</text:span><text:span text:style-name="T8"> съдържание на функцията</text:span></text:p>
      <text:p text:style-name="P6"><text:span text:style-name="T18">int</text:span><text:span text:style-name="T7"> </text:span><text:span text:style-name="T16">start</text:span><text:span text:style-name="T7">,</text:span><text:span text:style-name="T16">end</text:span><text:span text:style-name="T7">- </text:span><text:span text:style-name="T8">номера на начален и краен ред на функцията в подадения файл</text:span></text:p>
      <text:p text:style-name="P8"/>
      <text:p text:style-name="P7"><text:span text:style-name="T18">void</text:span><text:span text:style-name="T7"> </text:span><text:span text:style-name="T11">readFunction</text:span><text:span text:style-name="T7">(</text:span><text:span text:style-name="T2">string</text:span><text:span text:style-name="T7">) </text:span><text:span text:style-name="T11">–</text:span><text:span text:style-name="T7"> </text:span><text:span text:style-name="T8">прочита функция от даден стринг</text:span></text:p>
      <text:p text:style-name="P6"><text:span text:style-name="T18">public</text:span><text:span text:style-name="T7">:</text:span></text:p>
      <text:p text:style-name="P6"><text:span text:style-name="T7"/></text:p>
      <text:p text:style-name="P6"><text:span text:style-name="T11">Function</text:span><text:span text:style-name="T7">(</text:span><text:span text:style-name="T2">string</text:span><text:span text:style-name="T7">);</text:span></text:p>
      <text:p text:style-name="P8"/>
      <text:p text:style-name="P6"><text:span text:style-name="T11">Function</text:span><text:span text:style-name="T7">(</text:span><text:span text:style-name="T2">vector</text:span><text:span text:style-name="T7">&lt;</text:span><text:span text:style-name="T2">string</text:span><text:span text:style-name="T7">&gt;, </text:span><text:span text:style-name="T18">int</text:span><text:span text:style-name="T7">, </text:span><text:span text:style-name="T18">int</text:span><text:span text:style-name="T7">);</text:span></text:p>
      <text:p text:style-name="P8"/>
      <text:p text:style-name="P6"><text:span text:style-name="T18">const</text:span><text:span text:style-name="T7"> </text:span><text:span text:style-name="T2">string</text:span><text:span text:style-name="T7">&amp; </text:span><text:span text:style-name="T11">getName</text:span><text:span text:style-name="T7">() </text:span><text:span text:style-name="T18">const</text:span><text:span text:style-name="T11"> – </text:span><text:span text:style-name="T12">връща името на функцията</text:span></text:p>
      <text:p text:style-name="P8"/>
      <text:p text:style-name="P7"><text:span text:style-name="T18">const</text:span><text:span text:style-name="T7"> </text:span><text:span text:style-name="T2">string</text:span><text:span text:style-name="T7">&amp; </text:span><text:span text:style-name="T11">getContents</text:span><text:span text:style-name="T7">() </text:span><text:span text:style-name="T18">const </text:span><text:span text:style-name="T11">– </text:span><text:span text:style-name="T12">връща съдържанието на функцията</text:span></text:p>
      <text:p text:style-name="P8"/>
      <text:p text:style-name="P7"><text:span text:style-name="T18">const</text:span><text:span text:style-name="T7"> </text:span><text:span text:style-name="T2">string</text:span><text:span text:style-name="T7">&amp; </text:span><text:span text:style-name="T11">getDeclaration</text:span><text:span text:style-name="T7">() </text:span><text:span text:style-name="T18">const </text:span><text:span text:style-name="T11">–</text:span><text:span text:style-name="T18"> </text:span><text:span text:style-name="T12">връща декларацията на функцията</text:span></text:p>
      <text:p text:style-name="P8"/>
      <text:p text:style-name="P7"><text:span text:style-name="T18">int</text:span><text:span text:style-name="T7"> </text:span><text:span text:style-name="T11">getEnd</text:span><text:span text:style-name="T7">() </text:span><text:span text:style-name="T18">const </text:span><text:span text:style-name="T11">– </text:span><text:span text:style-name="T12">връща номера на началния ред в подадения файл</text:span></text:p>
      <text:p text:style-name="P8"/>
      <text:p text:style-name="P7"><text:span text:style-name="T18">int</text:span><text:span text:style-name="T7"> </text:span><text:span text:style-name="T11">getStart</text:span><text:span text:style-name="T7">() </text:span><text:span text:style-name="T18">const </text:span><text:span text:style-name="T11">– </text:span><text:span text:style-name="T12">връща номера на крайния ред в подадения фай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class Graph - <text:span text:style-name="T26"><text:s/></text:span><text:span text:style-name="T27">представя граф</text:span>:</text:p>
      <text:p text:style-name="P4"/>
      <text:p text:style-name="P4"><text:span text:style-name="T20">private</text:span><text:span text:style-name="T7">:</text:span></text:p>
      <text:p text:style-name="P6"><text:span text:style-name="T2">map</text:span><text:span text:style-name="T7">&lt;</text:span><text:span text:style-name="T23">T</text:span><text:span text:style-name="T7">, </text:span><text:span text:style-name="T18">int</text:span><text:span text:style-name="T7">&gt; </text:span><text:span text:style-name="T16">mapping</text:span><text:span text:style-name="T7"> –</text:span><text:span text:style-name="T9"> асоциира всеки обект с индекс в матрицата </text:span></text:p>
      <text:p text:style-name="P6"><text:span text:style-name="T2">map</text:span><text:span text:style-name="T7">&lt;</text:span><text:span text:style-name="T18">int</text:span><text:span text:style-name="T7">, </text:span><text:span text:style-name="T23">T</text:span><text:span text:style-name="T7">&gt; </text:span><text:span text:style-name="T16">reverse_mapping</text:span><text:span text:style-name="T7"> – </text:span><text:span text:style-name="T9">обратното на mapping</text:span></text:p>
      <text:p text:style-name="P6"><text:span text:style-name="T2">vector</text:span><text:span text:style-name="T7">&lt;</text:span><text:span text:style-name="T2">vector</text:span><text:span text:style-name="T7">&lt;</text:span><text:span text:style-name="T18">bool</text:span><text:span text:style-name="T7">&gt; &gt; </text:span><text:span text:style-name="T16">matrix</text:span><text:span text:style-name="T7"> – </text:span><text:span text:style-name="T9">матрица на съседство</text:span></text:p>
      <text:p text:style-name="P8"/>
      <text:p text:style-name="P6"><text:span text:style-name="T18">void</text:span><text:span text:style-name="T7"> </text:span><text:span text:style-name="T11">resize</text:span><text:span text:style-name="T7">(</text:span><text:span text:style-name="T18">int</text:span><text:span text:style-name="T7"> size) – </text:span><text:span text:style-name="T9">преоразмерява матрицата</text:span></text:p>
      <text:p text:style-name="P6"><text:span text:style-name="T9"/></text:p>
      <text:p text:style-name="P4"><text:span text:style-name="T20">public</text:span><text:span text:style-name="T7">:</text:span></text:p>
      <text:p text:style-name="P5"><text:span text:style-name="T14">Graph() </text:span><text:span text:style-name="T13">- създава празен граф</text:span></text:p>
      <text:p text:style-name="P5"><text:span text:style-name="T13"/></text:p>
      <text:p text:style-name="P5"><text:span text:style-name="T14">Graph(</text:span><text:span text:style-name="T21">const</text:span><text:span text:style-name="T14"> </text:span><text:span text:style-name="T4">vector</text:span><text:span text:style-name="T14">&lt;</text:span><text:span text:style-name="T24">T</text:span><text:span text:style-name="T14">&gt;&amp; v) –</text:span><text:span text:style-name="T13"> създава граф с върхове елементите на v</text:span></text:p>
      <text:p text:style-name="P5"><text:span text:style-name="T13"/></text:p>
      <text:p text:style-name="P6"><text:span text:style-name="T2">vector</text:span><text:span text:style-name="T7">&lt;</text:span><text:span text:style-name="T18">int</text:span><text:span text:style-name="T7">&gt; </text:span><text:span text:style-name="T11">neighbours</text:span><text:span text:style-name="T7">(</text:span><text:span text:style-name="T18">int</text:span><text:span text:style-name="T7"> v) – </text:span><text:span text:style-name="T9">връща всички съседи на върха v</text:span></text:p>
      <text:p text:style-name="P6"><text:span text:style-name="T9"/></text:p>
      <text:p text:style-name="P6"><text:span text:style-name="T18">bool</text:span><text:span text:style-name="T7"> </text:span><text:span text:style-name="T11">has_cycle</text:span><text:span text:style-name="T7">(</text:span><text:span text:style-name="T18">int</text:span><text:span text:style-name="T7"> v) – </text:span><text:span text:style-name="T9">проверява дали върха v участва в цикъл</text:span></text:p>
      <text:p text:style-name="P6"><text:span text:style-name="T9"/></text:p>
      <text:p text:style-name="P6"><text:span text:style-name="T18">bool</text:span><text:span text:style-name="T7"> </text:span><text:span text:style-name="T11">has_incoming_edges</text:span><text:span text:style-name="T7">(</text:span><text:span text:style-name="T18">int</text:span><text:span text:style-name="T7"> v) – </text:span><text:span text:style-name="T9">проверява дали във върха v завършват ребра</text:span></text:p>
      <text:p text:style-name="P6"><text:span text:style-name="T9"/></text:p>
      <text:p text:style-name="P6"><text:span text:style-name="T2">vector</text:span><text:span text:style-name="T7">&lt;</text:span><text:span text:style-name="T23">T</text:span><text:span text:style-name="T7">&gt; </text:span><text:span text:style-name="T11">remove_cycles</text:span><text:span text:style-name="T7">() - </text:span><text:span text:style-name="T9">премахва върховете, които участват в цикли и ги връща. Деструктивна операция!!</text:span></text:p>
      <text:p text:style-name="P6"><text:span text:style-name="T9"/></text:p>
      <text:p text:style-name="P6"><text:span text:style-name="T18">void</text:span><text:span text:style-name="T7"> </text:span><text:span text:style-name="T11">add_edge</text:span><text:span text:style-name="T7">(</text:span><text:span text:style-name="T23">T</text:span><text:span text:style-name="T7"> f, </text:span><text:span text:style-name="T23">T</text:span><text:span text:style-name="T7"> s) – </text:span><text:span text:style-name="T9">добавя ребро между f и s</text:span></text:p>
      <text:p text:style-name="P6"><text:span text:style-name="T9"/></text:p>
      <text:p text:style-name="P6"><text:span text:style-name="T18">void</text:span><text:span text:style-name="T7"> </text:span><text:span text:style-name="T11">remove_edge</text:span><text:span text:style-name="T7">(</text:span><text:span text:style-name="T23">T</text:span><text:span text:style-name="T7"> f, </text:span><text:span text:style-name="T23">T</text:span><text:span text:style-name="T7"> s) – </text:span><text:span text:style-name="T9">премахва реброто между f и s ако съществува</text:span></text:p>
      <text:p text:style-name="P6"><text:span text:style-name="T9"/></text:p>
      <text:p text:style-name="P6"><text:span text:style-name="T2">vector</text:span><text:span text:style-name="T7">&lt;</text:span><text:span text:style-name="T23">T</text:span><text:span text:style-name="T7">&gt; </text:span><text:span text:style-name="T11">topologicalSort</text:span><text:span text:style-name="T7">() - </text:span><text:span text:style-name="T9">връща върховете, сортирани със топологическо сортиране</text:span></text:p>
      <text:p text:style-name="P6"><text:span text:style-name="T9"/></text:p>
      <text:p text:style-name="P6"><text:span text:style-name="T18">void</text:span><text:span text:style-name="T7"> </text:span><text:span text:style-name="T11">print</text:span><text:span text:style-name="T7">() - </text:span><text:span text:style-name="T9">принтира графа</text:span></text:p>
      <text:p text:style-name="P6"><text:span text:style-name="T9"/></text:p>
      <text:p text:style-name="P6"><text:span text:style-name="T9"/></text:p>
      <text:p text:style-name="P6"><text:span text:style-name="T9"/></text:p>
      <text:p text:style-name="P10"><text:span text:style-name="T6">class FunctionOrder – </text:span><text:span text:style-name="T15">изполва се за пренареждане на функциите</text:span><text:span text:style-name="T6">:</text:span></text:p>
      <text:p text:style-name="P6"><text:span text:style-name="T2">map</text:span><text:span text:style-name="T7">&lt;</text:span><text:span text:style-name="T2">string</text:span><text:span text:style-name="T7">, </text:span><text:span text:style-name="T2">func_ptr</text:span><text:span text:style-name="T7">&gt; </text:span><text:span text:style-name="T16">functions</text:span><text:span text:style-name="T7"> – </text:span><text:span text:style-name="T10">държи имена на функции и техните указатели</text:span></text:p>
      <text:p text:style-name="P6"><text:span text:style-name="T18">int</text:span><text:span text:style-name="T7"> </text:span><text:span text:style-name="T16">b</text:span><text:span text:style-name="T7"> – </text:span><text:span text:style-name="T10">на кой ред започва първата функция с дадения файл</text:span></text:p>
      <text:p text:style-name="P6"><text:span text:style-name="T2">vector</text:span><text:span text:style-name="T7">&lt;</text:span><text:span text:style-name="T2">string</text:span><text:span text:style-name="T7">&gt; </text:span><text:span text:style-name="T16">file</text:span><text:span text:style-name="T7"> – </text:span><text:span text:style-name="T10">съдържа целия файл</text:span></text:p>
      <text:p text:style-name="P6"><text:span text:style-name="T2">Graph</text:span><text:span text:style-name="T7">&lt;</text:span><text:span text:style-name="T2">func_ptr</text:span><text:span text:style-name="T7">&gt; </text:span><text:span text:style-name="T16">g</text:span><text:span text:style-name="T7"> – </text:span><text:span text:style-name="T10">граф, който се използва за топологическо сортиране на функциите</text:span></text:p>
      <text:p text:style-name="P6"><text:span text:style-name="T2">string</text:span><text:span text:style-name="T7"> </text:span><text:span text:style-name="T16">filename</text:span><text:span text:style-name="T7"> – </text:span><text:span text:style-name="T10">име на файла</text:span></text:p>
      <text:p text:style-name="P8"/>
      <text:p text:style-name="P6"><text:span text:style-name="T2">pair</text:span><text:span text:style-name="T7">&lt;</text:span><text:span text:style-name="T18">int</text:span><text:span text:style-name="T7">, </text:span><text:span text:style-name="T18">int</text:span><text:span text:style-name="T7">&gt; </text:span><text:span text:style-name="T11">getFunctionText</text:span><text:span text:style-name="T7">(</text:span><text:span text:style-name="T2">vector</text:span><text:span text:style-name="T7">&lt;</text:span><text:span text:style-name="T2">string</text:span><text:span text:style-name="T7">&gt; </text:span><text:span text:style-name="T10">text</text:span><text:span text:style-name="T7">, </text:span><text:span text:style-name="T18">int </text:span><text:span text:style-name="T19">s</text:span><text:span text:style-name="T7">, </text:span><text:span text:style-name="T18">int </text:span><text:span text:style-name="T19">e</text:span><text:span text:style-name="T7">) –</text:span><text:span text:style-name="T10"> връща начален и краен ред на първата срещната функция в интервала [s,e]</text:span></text:p>
      <text:p text:style-name="P6"><text:span text:style-name="T10"/></text:p>
      <text:p text:style-name="P6"><text:span text:style-name="T18">void</text:span><text:span text:style-name="T7"> </text:span><text:span text:style-name="T11">loadFile</text:span><text:span text:style-name="T7">(</text:span><text:span text:style-name="T2">string</text:span><text:span text:style-name="T7">) –</text:span><text:span text:style-name="T10"> зарежда файла от диска</text:span></text:p>
      <text:p text:style-name="P8"/>
      <text:p text:style-name="P6"><text:span text:style-name="T2">vector</text:span><text:span text:style-name="T7">&lt;</text:span><text:span text:style-name="T2">func_ptr</text:span><text:span text:style-name="T7">&gt; </text:span><text:span text:style-name="T11">findFunctionCalls</text:span><text:span text:style-name="T7">(</text:span><text:span text:style-name="T2">func_ptr </text:span><text:span text:style-name="T3">f</text:span><text:span text:style-name="T7">) – </text:span><text:span text:style-name="T10">връща указатели към всички функции които се извикват от дадената</text:span></text:p>
      <text:p text:style-name="P6"><text:span text:style-name="T18">public</text:span><text:span text:style-name="T7">:</text:span></text:p>
      <text:p text:style-name="P8"/>
      <text:p text:style-name="P6"><text:span text:style-name="T7"><text:tab/></text:span><text:span text:style-name="T11">FunctionOrder</text:span><text:span text:style-name="T7">(</text:span><text:span text:style-name="T2">string </text:span><text:span text:style-name="T3">filename</text:span><text:span text:style-name="T7">) – </text:span><text:span text:style-name="T10">конструктор с параметър име на файл</text:span></text:p>
      <text:p text:style-name="P6"><text:span text:style-name="T10"/></text:p>
      <text:p text:style-name="P6"><text:span text:style-name="T7"><text:tab/></text:span><text:span text:style-name="T18">void</text:span><text:span text:style-name="T7"> </text:span><text:span text:style-name="T11">orderFunctions</text:span><text:span text:style-name="T7">() - </text:span><text:span text:style-name="T10">пренарежда функциите и ги записва във файл с име new.filename, където filename е името на файла</text:span></text:p>
      <text:p text:style-name="P6"/>
      <text:p text:style-name="P6"><text:span text:style-name="T2"/></text:p>
      <text:p text:style-name="P6"><text:span text:style-name="T9"/></text:p>
      <text:p text:style-name="P9"><text:span text:style-name="T9"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5-01-13T20:03:31.895525782</meta:creation-date>
    <dc:date>2015-01-13T20:50:23.340100440</dc:date>
    <dc:creator>Nikolay Georgiev</dc:creator>
    <meta:editing-duration>PT1M10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51" meta:word-count="441" meta:character-count="3103" meta:non-whitespace-character-count="2665"/>
  </office:meta>
</office:document-meta>
</file>